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175BF35F64B2068DB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4.644cm" draw:z-index="0"><draw:image xlink:href="Pictures/100000000000055500000175BF35F64B2068DB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9:29:44.038000000</meta:creation-date>
    <dc:date>2020-04-24T09:56:18.512000000</dc:date>
    <meta:editing-duration>PT16M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